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/>
    </style:style>
    <style:style style:name="P2" style:family="paragraph" style:parent-style-name="Standard" style:list-style-name="L2">
      <style:paragraph-properties fo:text-align="justify" style:justify-single-word="false"/>
      <style:text-properties style:font-name="Ubuntu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0pt" style:font-size-asian="10pt" style:font-size-complex="10pt"/>
    </style:style>
    <style:style style:name="P4" style:family="paragraph" style:parent-style-name="Standard" style:list-style-name="L2">
      <style:paragraph-properties fo:text-align="justify" style:justify-single-word="false"/>
      <style:text-properties style:font-name="Ubuntu" fo:font-size="10pt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ES Vallès </text:p>
      <text:p text:style-name="P1">Recuperació de la matèria 'Educació etico-cívica'</text:p>
      <text:p text:style-name="P1"/>
      <text:list xml:id="list927097206" text:style-name="L2">
        <text:list-header>
          <text:p text:style-name="P2"/>
        </text:list-header>
      </text:list>
      <text:p text:style-name="P1">S'ha de llegir el capítol VI del llibre <text:span text:style-name="T1">Ética para amador</text:span>, anomenat <text:span text:style-name="T1">Aparece Pepito Grillo</text:span> que es troba penjat en l'espai corresponent del Moodle del centre, i realitzar les següents activitats:</text:p>
      <text:p text:style-name="P1"/>
      <text:p text:style-name="P1"/>
      <text:p text:style-name="P3"/>
      <text:list xml:id="list723660881" text:continue-numbering="true" text:style-name="L2">
        <text:list-item>
          <text:p text:style-name="P4">Fes un resum del capítol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60739852" text:continue-numbering="true" text:style-name="L2">
        <text:list-item>
          <text:p text:style-name="P4">Quins dos tipus d'imbecil·litat distingeix l'autor en el text? Intenta posar exemples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81848704" text:continue-numbering="true" text:style-name="L2">
        <text:list-item>
          <text:p text:style-name="P4">Explica quina mena d'egoisme és el que segons l'autor ens permet donar-nos la bona vida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19500012" text:continue-numbering="true" text:style-name="L2">
        <text:list-item>
          <text:p text:style-name="P4"><text:soft-page-break/>Per quin motiu Ricard III no aconsegueix allò que ell realment volia?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951368086" text:continue-numbering="true" text:style-name="L2">
        <text:list-item>
          <text:p text:style-name="P4">Intenta explicar, a partir del que s'exposa en el capítol, què significa el mot 'remordiment'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035847654" text:continue-numbering="true" text:style-name="L2">
        <text:list-item>
          <text:p text:style-name="P4">L'autor afirma que la mena de persones que perjudiquen sistemàticament les persones que conviuen amb elles s'acaben arruïnant la seva pròpia vida, a més de la dels altres. Estàs d'acord amb aquesta tesi? Argumenta la teva opinió.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1376940663" text:continue-numbering="true" text:style-name="L2">
        <text:list-item>
          <text:p text:style-name="P4">De les dues darreres cites que l'autor recull sota el títol “vete leyendo” del capítol digues quina és amb la que estàs més d'acord i per que`?</text:p>
        </text:list-item>
      </text:list>
      <text:p text:style-name="P3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Óscar </meta:initial-creator>
    <meta:creation-date>2013-06-24T10:53:56</meta:creation-date>
    <dc:date>2013-06-24T11:25:47</dc:date>
    <dc:creator>Óscar </dc:creator>
    <meta:editing-duration>PT29M9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2" meta:paragraph-count="10" meta:word-count="169" meta:character-count="994" meta:non-whitespace-character-count="841"/>
  </office:meta>
</office:document-meta>
</file>